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HG-PMinchoL-Sun" svg:font-family="HG-PMinchoL-Sun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Sazanami Gothic" svg:font-family="'Sazanami Gothic'" style:font-family-generic="swiss" style:font-pitch="variable"/>
    <style:font-face style:name="HG-MinchoL" svg:font-family="HG-MinchoL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599cm" table:align="margins"/>
    </style:style>
    <style:style style:name="Table1.A" style:family="table-column">
      <style:table-column-properties style:column-width="9.599cm" style:rel-column-width="65535*"/>
    </style:style>
    <style:style style:name="Table1.A1" style:family="table-cell">
      <style:table-cell-properties fo:padding="0.499cm" fo:border="0.05pt solid #000000"/>
    </style:style>
    <style:style style:name="Table1.A2" style:family="table-cell">
      <style:table-cell-properties fo:padding="0.499cm" fo:border-left="0.05pt solid #000000" fo:border-right="0.05pt solid #000000" fo:border-top="none" fo:border-bottom="0.05pt solid #000000"/>
    </style:style>
    <style:style style:name="Table3" style:family="table">
      <style:table-properties style:width="4.59cm" table:align="margins"/>
    </style:style>
    <style:style style:name="Table3.A" style:family="table-column">
      <style:table-column-properties style:column-width="2.295cm" style:rel-column-width="32767*"/>
    </style:style>
    <style:style style:name="Table3.B" style:family="table-column">
      <style:table-column-properties style:column-width="2.2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min-row-height="2.997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5.046cm" table:align="margins"/>
    </style:style>
    <style:style style:name="Table4.A" style:family="table-column">
      <style:table-column-properties style:column-width="2.522cm" style:rel-column-width="32767*"/>
    </style:style>
    <style:style style:name="Table4.B" style:family="table-column">
      <style:table-column-properties style:column-width="2.524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2" style:family="table-row">
      <style:table-row-properties style:min-row-height="2.905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5.046cm" table:align="margins"/>
    </style:style>
    <style:style style:name="Table2.A" style:family="table-column">
      <style:table-column-properties style:column-width="2.522cm" style:rel-column-width="32767*"/>
    </style:style>
    <style:style style:name="Table2.B" style:family="table-column">
      <style:table-column-properties style:column-width="2.524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2.905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4.59cm" table:align="margins"/>
    </style:style>
    <style:style style:name="Table5.A" style:family="table-column">
      <style:table-column-properties style:column-width="2.295cm" style:rel-column-width="32767*"/>
    </style:style>
    <style:style style:name="Table5.B" style:family="table-column">
      <style:table-column-properties style:column-width="2.29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2" style:family="table-row">
      <style:table-row-properties style:min-row-height="2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zanami Gothic" fo:font-size="40pt" fo:background-color="#99ccff" style:font-name-asian="Sazanami Gothic" style:font-size-asian="40pt" style:font-size-complex="40pt"/>
    </style:style>
    <style:style style:name="P2" style:family="paragraph" style:parent-style-name="Standard">
      <style:text-properties style:font-name="Sazanami Gothic" fo:font-size="40pt" fo:background-color="#99ccff" style:font-name-asian="Sazanami Gothic" style:font-size-asian="40pt" style:font-size-complex="40pt" style:text-scale="50%"/>
    </style:style>
    <style:style style:name="P3" style:family="paragraph" style:parent-style-name="Standard">
      <style:text-properties style:font-name="Sazanami Gothic" fo:font-size="18pt" style:font-name-asian="Sazanami Gothic" style:font-size-asian="18pt" style:font-size-complex="18pt"/>
    </style:style>
    <style:style style:name="P4" style:family="paragraph" style:parent-style-name="Standard">
      <style:text-properties style:font-name="Sazanami Gothic" fo:font-size="18pt" style:font-name-asian="Sazanami Gothic" style:font-size-asian="18pt" style:font-size-complex="18pt" style:text-rotation-angle="270" style:text-rotation-scale="line-height"/>
    </style:style>
    <style:style style:name="P5" style:family="paragraph" style:parent-style-name="Standard">
      <style:text-properties style:font-name="Sazanami Gothic" fo:font-size="18pt" style:font-name-asian="Sazanami Gothic" style:font-size-asian="18pt" style:font-size-complex="18pt" style:text-rotation-angle="270" style:text-rotation-scale="line-height" style:text-scale="50%"/>
    </style:style>
    <style:style style:name="P6" style:family="paragraph" style:parent-style-name="Standard">
      <style:text-properties style:font-name="Sazanami Gothic" fo:font-size="18pt" style:font-name-asian="Sazanami Gothic" style:font-size-asian="18pt" style:font-size-complex="18pt" style:text-rotation-angle="90" style:text-rotation-scale="line-height"/>
    </style:style>
    <style:style style:name="P7" style:family="paragraph" style:parent-style-name="Standard">
      <style:text-properties style:font-name="Sazanami Gothic" fo:font-size="18pt" style:font-name-asian="Sazanami Gothic" style:font-size-asian="18pt" style:font-size-complex="18pt" style:text-rotation-angle="90" style:text-rotation-scale="line-height" style:text-scale="50%"/>
    </style:style>
    <style:style style:name="P8" style:family="paragraph" style:parent-style-name="Standard">
      <style:text-properties style:font-name="Sazanami Gothic" fo:font-size="18pt" style:font-name-asian="Sazanami Gothic" style:font-size-asian="18pt" style:font-size-complex="18pt" style:text-scale="50%"/>
    </style:style>
    <style:style style:name="P9" style:family="paragraph" style:parent-style-name="Standard">
      <style:text-properties style:font-name="Droid Sans Japanese" fo:font-size="18pt" style:font-name-asian="Droid Sans Japanese" style:font-size-asian="18pt" style:font-size-complex="18pt"/>
    </style:style>
    <style:style style:name="P10" style:family="paragraph" style:parent-style-name="Standard">
      <style:text-properties style:font-name="Droid Sans Japanese" fo:font-size="18pt" style:font-name-asian="Droid Sans Japanese" style:font-size-asian="18pt" style:font-size-complex="18pt" style:text-rotation-angle="90" style:text-rotation-scale="line-height"/>
    </style:style>
    <style:style style:name="P11" style:family="paragraph" style:parent-style-name="Standard">
      <style:text-properties style:font-name="Droid Sans Japanese" fo:font-size="18pt" style:font-name-asian="Droid Sans Japanese" style:font-size-asian="18pt" style:font-size-complex="18pt" style:text-rotation-angle="90" style:text-rotation-scale="line-height" style:text-scale="50%"/>
    </style:style>
    <style:style style:name="P12" style:family="paragraph" style:parent-style-name="Standard">
      <style:text-properties style:font-name="Droid Sans Japanese" fo:font-size="18pt" style:font-name-asian="Droid Sans Japanese" style:font-size-asian="18pt" style:font-size-complex="18pt" style:text-rotation-angle="270" style:text-rotation-scale="line-height"/>
    </style:style>
    <style:style style:name="P13" style:family="paragraph" style:parent-style-name="Standard">
      <style:text-properties style:font-name="Droid Sans Japanese" fo:font-size="18pt" style:font-name-asian="Droid Sans Japanese" style:font-size-asian="18pt" style:font-size-complex="18pt" style:text-rotation-angle="270" style:text-rotation-scale="line-height" style:text-scale="50%"/>
    </style:style>
    <style:style style:name="P14" style:family="paragraph" style:parent-style-name="Standard">
      <style:text-properties style:font-name="Droid Sans Japanese" fo:font-size="18pt" style:font-name-asian="Droid Sans Japanese" style:font-size-asian="18pt" style:font-size-complex="18pt" style:text-scale="50%"/>
    </style:style>
    <style:style style:name="P15" style:family="paragraph" style:parent-style-name="Standard">
      <style:text-properties style:font-name="Liberation Serif" fo:font-size="18pt" style:font-size-asian="18pt" style:font-size-complex="18pt"/>
    </style:style>
    <style:style style:name="P16" style:family="paragraph" style:parent-style-name="Standard">
      <style:text-properties style:font-name="Liberation Serif" fo:font-size="18pt" style:font-size-asian="18pt" style:font-size-complex="18pt" style:text-rotation-angle="90" style:text-rotation-scale="line-height"/>
    </style:style>
    <style:style style:name="P17" style:family="paragraph" style:parent-style-name="Standard">
      <style:text-properties style:font-name="Liberation Serif" fo:font-size="18pt" style:font-size-asian="18pt" style:font-size-complex="18pt" style:text-rotation-angle="90" style:text-rotation-scale="line-height" style:text-scale="50%"/>
    </style:style>
    <style:style style:name="P18" style:family="paragraph" style:parent-style-name="Standard">
      <style:text-properties style:font-name="Liberation Serif" fo:font-size="18pt" style:font-size-asian="18pt" style:font-size-complex="18pt" style:text-rotation-angle="270" style:text-rotation-scale="line-height"/>
    </style:style>
    <style:style style:name="P19" style:family="paragraph" style:parent-style-name="Standard">
      <style:text-properties style:font-name="Liberation Serif" fo:font-size="18pt" style:font-size-asian="18pt" style:font-size-complex="18pt" style:text-rotation-angle="270" style:text-rotation-scale="line-height" style:text-scale="50%"/>
    </style:style>
    <style:style style:name="P20" style:family="paragraph" style:parent-style-name="Standard">
      <style:text-properties style:font-name="Liberation Serif" fo:font-size="18pt" style:font-size-asian="18pt" style:font-size-complex="18pt" style:text-scale="50%"/>
    </style:style>
    <style:style style:name="T1" style:family="text">
      <style:text-properties fo:font-weight="normal" fo:background-color="#ff8080" style:font-weight-asian="normal"/>
    </style:style>
    <style:style style:name="T2" style:family="text">
      <style:text-properties fo:font-weight="normal" fo:background-color="transparent" style:font-weight-asian="normal"/>
    </style:style>
    <style:style style:name="T3" style:family="text">
      <style:text-properties fo:background-color="#aecf00" style:text-rotation-angle="90" style:text-rotation-scale="line-height"/>
    </style:style>
    <style:style style:name="T4" style:family="text">
      <style:text-properties fo:background-color="#aecf00" style:text-rotation-angle="270" style:text-rotation-scale="line-height"/>
    </style:style>
    <style:style style:name="T5" style:family="text">
      <style:text-properties fo:background-color="#aecf00" style:text-rotation-angle="90" style:text-rotation-scale="fixed"/>
    </style:style>
    <style:style style:name="T6" style:family="text">
      <style:text-properties fo:background-color="#aecf00" style:text-rotation-angle="90" style:text-rotation-scale="fixed" style:text-scale="155%"/>
    </style:style>
    <style:style style:name="T7" style:family="text">
      <style:text-properties fo:background-color="#aecf00" style:text-rotation-angle="270" style:text-rotation-scale="fixed"/>
    </style:style>
    <style:style style:name="T8" style:family="text">
      <style:text-properties fo:background-color="#aecf00" style:text-rotation-angle="270" style:text-rotation-scale="fixed" style:text-scale="156%"/>
    </style:style>
    <style:style style:name="T9" style:family="text">
      <style:text-properties fo:background-color="transparent"/>
    </style:style>
    <style:style style:name="T10" style:family="text">
      <style:text-properties fo:background-color="transparent" style:text-rotation-angle="0" style:text-rotation-scale="line-height"/>
    </style:style>
    <style:style style:name="T11" style:family="text">
      <style:text-properties fo:background-color="transparent" style:text-rotation-angle="0" style:text-rotation-scale="line-height" style:text-scale="155%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26pt solid #000000" style:shadow="none" style:writing-mode="lr-tb"/>
    </style:style>
    <style:style style:name="fr2" style:family="graphic" style:parent-style-name="Frame">
      <style:graphic-properties style:vertical-pos="from-top" style:vertical-rel="paragraph" style:horizontal-pos="from-left" style:horizontal-rel="paragraph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　<text:span text:style-name="T2"> </text:span><text:span text:style-name="T1">答</text:span><text:span text:style-name="T2"> </text:span><text:span text:style-name="T3">答</text:span><text:span text:style-name="T9"> </text:span><text:span text:style-name="T4">答</text:span><text:span text:style-name="T9"> </text:span><text:span text:style-name="T6">答</text:span><text:span text:style-name="T11"> </text:span><text:span text:style-name="T8">答</text:span></text:p>
          </table:table-cell>
        </table:table-row>
        <table:table-row>
          <table:table-cell table:style-name="Table1.A2" office:value-type="string">
            <text:p text:style-name="P2">　<text:span text:style-name="T2"> </text:span><text:span text:style-name="T1">答</text:span><text:span text:style-name="T2"> </text:span><text:span text:style-name="T3">答</text:span><text:span text:style-name="T9"> </text:span><text:span text:style-name="T4">答</text:span><text:span text:style-name="T9"> </text:span><text:span text:style-name="T5">答</text:span><text:span text:style-name="T10"> </text:span><text:span text:style-name="T4">答</text:span></text:p>
          </table:table-cell>
        </table:table-row>
        <table:table-row>
          <table:table-cell table:style-name="Table1.A2" office:value-type="string">
            <text:p text:style-name="P2">　<text:span text:style-name="T2"> </text:span><text:span text:style-name="T1">答</text:span><text:span text:style-name="T2"> </text:span><text:span text:style-name="T3">答</text:span><text:span text:style-name="T9"> </text:span><text:span text:style-name="T4">答</text:span><text:span text:style-name="T9"> </text:span><text:span text:style-name="T5">答</text:span><text:span text:style-name="T10"> </text:span><text:span text:style-name="T7">答</text:span></text:p>
          </table:table-cell>
        </table:table-row>
      </table:table>
      <text:p text:style-name="P2"><draw:frame draw:style-name="fr1" draw:name="Frame2" text:anchor-type="paragraph" svg:x="1.416cm" svg:y="5.96cm" svg:width="4.907cm" draw:z-index="0"><draw:text-box fo:min-height="7.675cm"><text:p text:style-name="Frame_20_contents"/><table:table table:name="Table3" table:style-name="Table3"><table:table-column table:style-name="Table3.A"/><table:table-column table:style-name="Table3.B"/><table:table-row><table:table-cell table:style-name="Table3.A1" office:value-type="string"><text:p text:style-name="P15">ABC</text:p><text:p text:style-name="P16">ABC</text:p><text:p text:style-name="P18">ABC</text:p></table:table-cell><table:table-cell table:style-name="Table3.B1" office:value-type="string"><text:p text:style-name="P9">ー答</text:p></table:table-cell></table:table-row><table:table-row table:style-name="Table3.2"><table:table-cell table:style-name="Table3.A2" office:value-type="string"><text:p text:style-name="P12">270ー答</text:p></table:table-cell><table:table-cell table:style-name="Table3.B2" office:value-type="string"><text:p text:style-name="P10">ー答90</text:p></table:table-cell></table:table-row></table:table><text:p text:style-name="Standard"/></draw:text-box></draw:frame><draw:frame draw:style-name="fr1" draw:name="Frame3" text:anchor-type="paragraph" svg:x="1.39cm" svg:y="11.755cm" svg:width="5.364cm" draw:z-index="1"><draw:text-box fo:min-height="8.124cm"><text:p text:style-name="Frame_20_contents"/><table:table table:name="Table4" table:style-name="Table4"><table:table-column table:style-name="Table4.A"/><table:table-column table:style-name="Table4.B"/><table:table-row><table:table-cell table:style-name="Table4.A1" office:value-type="string"><text:p text:style-name="P15">ABC</text:p><text:p text:style-name="P16">ABC</text:p><text:p text:style-name="P18">ABC</text:p></table:table-cell><table:table-cell table:style-name="Table4.B1" office:value-type="string"><text:p text:style-name="P3">回答</text:p></table:table-cell></table:table-row><table:table-row table:style-name="Table4.2"><table:table-cell table:style-name="Table4.A2" office:value-type="string"><text:p text:style-name="P4">270回答</text:p></table:table-cell><table:table-cell table:style-name="Table4.B2" office:value-type="string"><text:p text:style-name="P6">回答90</text:p></table:table-cell></table:table-row></table:table><text:p text:style-name="Standard"/></draw:text-box></draw:frame><draw:frame draw:style-name="fr1" draw:name="Frame1" text:anchor-type="paragraph" svg:x="9.751cm" svg:y="11.781cm" svg:width="5.364cm" draw:z-index="2"><draw:text-box fo:min-height="6.854cm"><text:p text:style-name="Frame_20_contents"/><table:table table:name="Table2" table:style-name="Table2"><table:table-column table:style-name="Table2.A"/><table:table-column table:style-name="Table2.B"/><table:table-row><table:table-cell table:style-name="Table2.A1" office:value-type="string"><text:p text:style-name="P20">ABC</text:p><text:p text:style-name="P17">ABC</text:p><text:p text:style-name="P19">ABC</text:p></table:table-cell><table:table-cell table:style-name="Table2.B1" office:value-type="string"><text:p text:style-name="P8">回答</text:p></table:table-cell></table:table-row><table:table-row table:style-name="Table2.2"><table:table-cell table:style-name="Table2.A2" office:value-type="string"><text:p text:style-name="P5">270回答</text:p></table:table-cell><table:table-cell table:style-name="Table2.B2" office:value-type="string"><text:p text:style-name="P7">回答90</text:p></table:table-cell></table:table-row></table:table><text:p text:style-name="Standard"/></draw:text-box></draw:frame><draw:frame draw:style-name="fr1" draw:name="Frame4" text:anchor-type="paragraph" svg:x="9.804cm" svg:y="5.907cm" svg:width="4.907cm" draw:z-index="3"><draw:text-box fo:min-height="6.775cm"><text:p text:style-name="Frame_20_contents"/><table:table table:name="Table5" table:style-name="Table5"><table:table-column table:style-name="Table5.A"/><table:table-column table:style-name="Table5.B"/><table:table-row><table:table-cell table:style-name="Table5.A1" office:value-type="string"><text:p text:style-name="P20">ABC</text:p><text:p text:style-name="P17">ABC</text:p><text:p text:style-name="P19">ABC</text:p></table:table-cell><table:table-cell table:style-name="Table5.B1" office:value-type="string"><text:p text:style-name="P14">ー答</text:p></table:table-cell></table:table-row><table:table-row table:style-name="Table5.2"><table:table-cell table:style-name="Table5.A2" office:value-type="string"><text:p text:style-name="P13">270ー答</text:p></table:table-cell><table:table-cell table:style-name="Table5.B2" office:value-type="string"><text:p text:style-name="P11">ー答90</text:p></table:table-cell></table:table-row></table:table><text:p text:style-name="Standard"/></draw:text-box></draw:frame><draw:frame draw:style-name="fr2" draw:name="Frame5" text:anchor-type="paragraph" svg:x="0.18cm" svg:y="3.235cm" svg:width="13.905cm" draw:z-index="4"><draw:text-box fo:min-height="1.291cm"><text:p text:style-name="Frame_20_contents">Liberation Serif, Sazanami Gothic &amp; Droid Sans Japane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HG-PMinchoL-Sun" svg:font-family="HG-PMinchoL-Sun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Sazanami Gothic" svg:font-family="'Sazanami Gothic'" style:font-family-generic="swiss" style:font-pitch="variable"/>
    <style:font-face style:name="HG-MinchoL" svg:font-family="HG-MinchoL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G-PMinchoL-Sun" style:font-name-asian="HG-PMinchoL-Sun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-Mincho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0cm" style:writing-mode="tb-rl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0T11:10:39</meta:creation-date>
    <meta:editing-duration>PT35M26S</meta:editing-duration>
    <meta:editing-cycles>22</meta:editing-cycles>
    <meta:generator>LibreOffice/3.5$Linux_X86_64 LibreOffice_project/4c1a079-7a80b10-4eb4f62-260b7c1-0360e83</meta:generator>
    <dc:date>2011-08-12T13:53:02</dc:date>
    <dc:creator>Caolán McNamara</dc:creator>
    <meta:document-statistic meta:table-count="5" meta:image-count="0" meta:object-count="0" meta:page-count="1" meta:paragraph-count="28" meta:word-count="47" meta:character-count="168" meta:non-whitespace-character-count="161"/>
    <meta:user-defined meta:name="Info 1"/>
    <meta:user-defined meta:name="Info 2"/>
    <meta:user-defined meta:name="Info 3"/>
    <meta:user-defined meta:name="Info 4"/>
  </office:meta>
</office:document-meta>
</file>